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 Sans" svg:font-family="'Open Sans'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Inter" fo:font-size="10.5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Open Sans" fo:font-size="10.5pt"/>
    </style:style>
    <style:style style:name="T1" style:family="text">
      <style:text-properties style:font-name="Inter" fo:font-size="10.5pt"/>
    </style:style>
    <style:style style:name="T2" style:family="text">
      <style:text-properties style:font-name="Inter" fo:font-size="10.5pt" fo:letter-spacing="normal" fo:font-weight="normal"/>
    </style:style>
    <style:style style:name="T3" style:family="text">
      <style:text-properties fo:background-color="#ffff00"/>
    </style:style>
    <style:style style:name="T4" style:family="text">
      <style:text-properties fo:background-color="#ffff99"/>
    </style:style>
    <style:style style:name="T5" style:family="text">
      <style:text-properties fo:background-color="#ffff6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section text:style-name="Sect1" text:name="325">
        <text:p text:style-name="P2"><text:span text:style-name="Strong_20_Emphasis"><text:span text:style-name="T2">Which of these are routing configuration types?</text:span></text:span></text:p>
        <text:p text:style-name="P4">You can select more than one answer</text:p>
        <text:p text:style-name="P4"/>
        <text:p text:style-name="P3">Static routing<text:tab/><text:tab/><text:tab/><text:span text:style-name="T3">right</text:span></text:p>
        <text:p text:style-name="P3">Distance-vector routing </text:p>
        <text:p text:style-name="P3">protocolsLink-state routing protocols</text:p>
        <text:p text:style-name="P3">Dynamic routing<text:tab/><text:tab/><text:tab/><text:tab/><text:tab/><text:span text:style-name="T3">rigth</text:span></text:p>
        <text:p text:style-name="P3"/>
      </text:section>
      <text:section text:style-name="Sect1" text:name="326">
        <text:p text:style-name="P1">2)</text:p>
        <text:p text:style-name="P2"><text:span text:style-name="Strong_20_Emphasis"><text:span text:style-name="T2">What are the advantages of static routing?</text:span></text:span></text:p>
        <text:p text:style-name="P2"><text:span text:style-name="Strong_20_Emphasis"><text:span text:style-name="T2"/></text:span></text:p>
        <text:p text:style-name="P7">Static routing is suitable for large networks</text:p>
        <text:p text:style-name="P7">Static routing protocols update the routing table and routes automatically</text:p>
        <text:p text:style-name="P7">Configuring static routes is less costly and can be easily maintained by a network administrator if the network is fairly small<text:tab/><text:tab/><text:tab/><text:span text:style-name="T3">rigth</text:span></text:p>
        <text:p text:style-name="P7">Static routing involves cost in terms of processes and bandwidth on the network links</text:p>
        <text:p text:style-name="P7"/>
      </text:section>
      <text:section text:style-name="Sect1" text:name="327">
        <text:p text:style-name="P1">3)</text:p>
        <text:p text:style-name="P2"><text:span text:style-name="Strong_20_Emphasis"><text:span text:style-name="T2">Which are routing protocols and their types?</text:span></text:span></text:p>
        <text:p text:style-name="P4">You can select more than one answer</text:p>
        <text:p text:style-name="P2"><text:span text:style-name="T2"/></text:p>
        <text:p text:style-name="P4">Exterior gateway protocols type 1 distance-vector routing protocols</text:p>
        <text:list xml:id="list877582840520051863" text:style-name="L2">
          <text:list-item>
            <text:p text:style-name="P6">Exterior gateway protocols<text:tab/><text:tab/><text:tab/><text:span text:style-name="T3">rigth</text:span></text:p>
          </text:list-item>
          <text:list-item>
            <text:p text:style-name="P6">Exterior gateway protocols, type 2, distance-vector routing protocols</text:p>
          </text:list-item>
          <text:list-item>
            <text:p text:style-name="P6">Interior gateway protocols type 1 link-state routing protocols<text:tab/><text:tab/><text:span text:style-name="T5">rigth</text:span></text:p>
          </text:list-item>
          <text:list-item>
            <text:p text:style-name="P6">Interior gateway protocols type 2, distance-vector routing protocols<text:tab/><text:span text:style-name="T5">right</text:span></text:p>
          </text:list-item>
        </text:list>
        <text:p text:style-name="P2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 Sans" svg:font-family="'Open Sans'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8S</meta:editing-duration>
    <meta:editing-cycles>3</meta:editing-cycles>
    <meta:generator>OpenOffice/4.1.14$Win32 OpenOffice.org_project/4114m1$Build-9811</meta:generator>
    <dc:date>2023-11-14T11:37:24.87</dc:date>
    <meta:document-statistic meta:table-count="0" meta:image-count="0" meta:object-count="0" meta:page-count="1" meta:paragraph-count="21" meta:word-count="144" meta:character-count="973"/>
    <dc:creator>kaos sevdalisi</dc:creator>
    <meta:user-defined meta:name="Info 1"/>
    <meta:user-defined meta:name="Info 2"/>
    <meta:user-defined meta:name="Info 3"/>
    <meta:user-defined meta:name="Info 4"/>
  </office:meta>
</office:document-meta>
</file>